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textarea-horizontal-align="justify" draw:textarea-vertical-align="middle" draw:auto-grow-height="false" fo:min-height="0.553cm" fo:min-width="0.684cm"/>
    </style:style>
    <style:style style:name="gr2" style:family="graphic" style:parent-style-name="standard">
      <style:graphic-properties svg:stroke-color="#ed1c24" draw:fill="none" draw:textarea-horizontal-align="justify" draw:textarea-vertical-align="middle" draw:auto-grow-height="false" fo:min-height="0.553cm" fo:min-width="0.68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182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82cm" fo:min-width="0cm"/>
    </style:style>
    <style:style style:name="gr6" style:family="graphic" style:parent-style-name="objectwithoutfill">
      <style:graphic-properties svg:stroke-width="0.053cm" svg:stroke-color="#00864b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889cm" svg:x="1.346cm" svg:y="6.732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3.124cm" svg:y="6.732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4.847cm" svg:y="6.73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6.547cm" svg:y="6.732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8.148cm" svg:y="6.732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.27cm" svg:height="0.889cm" svg:x="9.848cm" svg:y="6.732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1.425cm" svg:y="6.732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3.148cm" svg:y="6.732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4.848cm" svg:y="6.732cm">
          <text:p text:style-name="P1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0.889cm" svg:x="16.449cm" svg:y="6.732cm">
          <text:p text:style-name="P1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1.27cm" svg:height="0.889cm" svg:x="18.149cm" svg:y="6.732cm">
          <text:p text:style-name="P1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xml:id="id2" draw:id="id2" draw:layer="layout" draw:type="curve" svg:x1="18.784cm" svg:y1="7.621cm" svg:x2="14.018cm" svg:y2="9.144cm" draw:start-shape="id1" draw:start-glue-point="2" svg:d="M18784 7621c0 1518-4766 757-4766 1523" svg:viewBox="0 0 4767 1524">
          <text:p/>
        </draw:connector>
        <draw:connector draw:style-name="gr3" draw:text-style-name="P2" draw:layer="layout" draw:type="curve" svg:x1="14.018cm" svg:y1="9.144cm" svg:x2="10.483cm" svg:y2="7.621cm" draw:start-shape="id2" draw:start-glue-point="3" draw:end-shape="id3" draw:end-glue-point="2" svg:d="M14018 9144c-2357 0-3535-507-3535-1523" svg:viewBox="0 0 3536 1524">
          <text:p/>
        </draw:connector>
        <draw:custom-shape draw:style-name="gr4" draw:text-style-name="P3" draw:layer="layout" svg:width="0.61cm" svg:height="0.61cm" svg:x="14.6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5.46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6.26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7.062cm" svg:y="9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2.261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3.061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5.462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6.262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7.063cm" svg:y="10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2.262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3.062cm" svg:y="11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3.863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6.263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7.064cm" svg:y="11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2.263cm" svg:y="11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3.063cm" svg:y="11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3.864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4.664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1cm" svg:height="0.61cm" svg:x="17.065cm" svg:y="11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1cm" svg:height="0.61cm" svg:x="12.264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4.208cm" svg:y1="9.509cm" svg:x2="13.192cm" svg:y2="9.509cm">
          <text:p/>
        </draw:line>
        <draw:line draw:style-name="gr6" draw:text-style-name="P2" draw:layer="layout" svg:x1="15.022cm" svg:y1="10.509cm" svg:x2="14.006cm" svg:y2="10.509cm">
          <text:p/>
        </draw:line>
        <draw:line draw:style-name="gr6" draw:text-style-name="P2" draw:layer="layout" svg:x1="15.822cm" svg:y1="11.309cm" svg:x2="14.806cm" svg:y2="11.309cm">
          <text:p/>
        </draw:line>
        <draw:line draw:style-name="gr6" draw:text-style-name="P2" draw:layer="layout" svg:x1="16.622cm" svg:y1="12.209cm" svg:x2="15.606cm" svg:y2="12.2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0:48:18.390545152</meta:creation-date>
    <dc:date>2019-04-24T10:10:56.154607979</dc:date>
    <meta:editing-duration>PT21M45S</meta:editing-duration>
    <meta:editing-cycles>3</meta:editing-cycles>
    <meta:generator>LibreOffice/6.0.7.3$Linux_X86_64 LibreOffice_project/00m0$Build-3</meta:generator>
    <meta:document-statistic meta:object-count="37"/>
  </office:meta>
</office:document-meta>
</file>